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3000002596FEBA064644C9AD9.png" manifest:media-type="image/png"/>
  <manifest:file-entry manifest:full-path="Pictures/10000201000002D700000096977E1755E72C248B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201000000A3000001651B4B7B6DDABDE9AC.png" manifest:media-type="image/png"/>
  <manifest:file-entry manifest:full-path="Pictures/100000000000013D000001793E6B8EFC6D32E20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31e5fb3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1dd4f45"/>
    </style:style>
    <style:style style:name="P10" style:family="paragraph" style:parent-style-name="Text_20_body">
      <style:text-properties officeooo:rsid="06ccf695" officeooo:paragraph-rsid="06ccf695"/>
    </style:style>
    <style:style style:name="P11" style:family="paragraph" style:parent-style-name="Text_20_body">
      <style:text-properties officeooo:rsid="06ced3ef" officeooo:paragraph-rsid="06ced3ef"/>
    </style:style>
    <style:style style:name="P12" style:family="paragraph" style:parent-style-name="Text_20_body">
      <style:text-properties officeooo:rsid="06d70b8e" officeooo:paragraph-rsid="06d70b8e"/>
    </style:style>
    <style:style style:name="P13" style:family="paragraph" style:parent-style-name="Text_20_body">
      <style:text-properties officeooo:paragraph-rsid="06ccf695"/>
    </style:style>
    <style:style style:name="P1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5" style:family="paragraph" style:parent-style-name="Index">
      <style:text-properties officeooo:rsid="04a62934" officeooo:paragraph-rsid="04a62934"/>
    </style:style>
    <style:style style:name="P16" style:family="paragraph" style:parent-style-name="Index">
      <style:text-properties officeooo:rsid="04aa52c3" officeooo:paragraph-rsid="0455cd2a"/>
    </style:style>
    <style:style style:name="P17" style:family="paragraph" style:parent-style-name="Index">
      <style:paragraph-properties fo:text-align="start" style:justify-single-word="false"/>
      <style:text-properties officeooo:paragraph-rsid="0002d659"/>
    </style:style>
    <style:style style:name="P18" style:family="paragraph" style:parent-style-name="Index">
      <style:text-properties officeooo:rsid="06bc7541" officeooo:paragraph-rsid="06bc7541"/>
    </style:style>
    <style:style style:name="P19" style:family="paragraph" style:parent-style-name="Index">
      <style:text-properties officeooo:rsid="06c64f54" officeooo:paragraph-rsid="06c64f54"/>
    </style:style>
    <style:style style:name="P20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1" style:family="paragraph" style:parent-style-name="Standard">
      <style:text-properties officeooo:rsid="000b5804" officeooo:paragraph-rsid="003596f7"/>
    </style:style>
    <style:style style:name="P22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23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5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26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27" style:family="paragraph" style:parent-style-name="Heading_20_2">
      <style:text-properties officeooo:rsid="0036a586" officeooo:paragraph-rsid="0176446b"/>
    </style:style>
    <style:style style:name="P28" style:family="paragraph" style:parent-style-name="Heading_20_2">
      <style:text-properties officeooo:paragraph-rsid="053e5007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1">
      <style:text-properties officeooo:paragraph-rsid="04d2a5e3"/>
    </style:style>
    <style:style style:name="P31" style:family="paragraph" style:parent-style-name="Heading_20_1">
      <style:text-properties officeooo:paragraph-rsid="06738a4f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paragraph-rsid="04d2a5e3"/>
    </style:style>
    <style:style style:name="P34" style:family="paragraph" style:parent-style-name="Heading_20_1">
      <style:paragraph-properties fo:break-before="page"/>
      <style:text-properties officeooo:rsid="01ad83bc" officeooo:paragraph-rsid="01ad83bc"/>
    </style:style>
    <style:style style:name="P35" style:family="paragraph" style:parent-style-name="Heading_20_1">
      <style:paragraph-properties fo:break-before="page"/>
      <style:text-properties officeooo:rsid="05cc8a78" officeooo:paragraph-rsid="05cc8a78"/>
    </style:style>
    <style:style style:name="P36" style:family="paragraph" style:parent-style-name="Heading_20_1">
      <style:paragraph-properties fo:break-before="page"/>
      <style:text-properties officeooo:rsid="0184022c" officeooo:paragraph-rsid="0184022c"/>
    </style:style>
    <style:style style:name="P3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9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0" style:family="paragraph" style:parent-style-name="Text_20_body">
      <style:text-properties style:font-name="Times New Roman1" officeooo:rsid="02c07c14"/>
    </style:style>
    <style:style style:name="P41" style:family="paragraph" style:parent-style-name="Text_20_body" style:list-style-name="L1">
      <style:text-properties style:font-name="Times New Roman1" officeooo:rsid="02c07c14" officeooo:paragraph-rsid="02c07c14"/>
    </style:style>
    <style:style style:name="P42" style:family="paragraph" style:parent-style-name="Text_20_body" style:list-style-name="L1">
      <style:text-properties style:font-name="Times New Roman1" officeooo:rsid="02c07c14" officeooo:paragraph-rsid="02d79272"/>
    </style:style>
    <style:style style:name="P43" style:family="paragraph" style:parent-style-name="Text_20_body" style:list-style-name="L1">
      <style:text-properties style:font-name="Times New Roman1" officeooo:rsid="02c694e2" officeooo:paragraph-rsid="02c694e2"/>
    </style:style>
    <style:style style:name="P44" style:family="paragraph" style:parent-style-name="Text_20_body" style:list-style-name="L2">
      <style:text-properties style:font-name="Times New Roman1" officeooo:rsid="02c25302" officeooo:paragraph-rsid="02c25302"/>
    </style:style>
    <style:style style:name="P45" style:family="paragraph" style:parent-style-name="Text_20_body" style:list-style-name="L13">
      <style:text-properties style:font-name="Times New Roman1" officeooo:rsid="016f9575" officeooo:paragraph-rsid="016f9575"/>
    </style:style>
    <style:style style:name="P46" style:family="paragraph" style:parent-style-name="Text_20_body" style:list-style-name="L13">
      <style:text-properties style:font-name="Times New Roman1" officeooo:rsid="016f9575" officeooo:paragraph-rsid="032ec10b"/>
    </style:style>
    <style:style style:name="P47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48" style:family="paragraph" style:parent-style-name="Text_20_body" style:list-style-name="L3">
      <style:text-properties officeooo:rsid="02d35e24" officeooo:paragraph-rsid="02d35e24"/>
    </style:style>
    <style:style style:name="P49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0" style:family="paragraph" style:parent-style-name="Text_20_body" style:list-style-name="L13">
      <style:text-properties officeooo:paragraph-rsid="030b3fb7"/>
    </style:style>
    <style:style style:name="P51" style:family="paragraph" style:parent-style-name="Text_20_body" style:list-style-name="L14">
      <style:text-properties officeooo:rsid="06d70b8e" officeooo:paragraph-rsid="06d70b8e"/>
    </style:style>
    <style:style style:name="P52" style:family="paragraph" style:parent-style-name="Text_20_body">
      <style:text-properties officeooo:paragraph-rsid="06738a4f"/>
    </style:style>
    <style:style style:name="P53" style:family="paragraph" style:parent-style-name="Text_20_body">
      <style:text-properties officeooo:rsid="02c6c633" officeooo:paragraph-rsid="02c6c633"/>
    </style:style>
    <style:style style:name="P54" style:family="paragraph" style:parent-style-name="Text_20_body">
      <style:text-properties officeooo:rsid="02d0c423" officeooo:paragraph-rsid="02d0c423"/>
    </style:style>
    <style:style style:name="P55" style:family="paragraph" style:parent-style-name="Text_20_body">
      <style:text-properties officeooo:rsid="02d5c322" officeooo:paragraph-rsid="02d5c322"/>
    </style:style>
    <style:style style:name="P56" style:family="paragraph" style:parent-style-name="Text_20_body">
      <style:text-properties officeooo:rsid="02d802d1" officeooo:paragraph-rsid="02d802d1"/>
    </style:style>
    <style:style style:name="P57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58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officeooo:rsid="01fa7f0f"/>
    </style:style>
    <style:style style:name="T3" style:family="text">
      <style:text-properties officeooo:rsid="01fac0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officeooo:rsid="02c7223e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style:font-name="Liberation Sans" fo:font-size="14pt" officeooo:rsid="06e01b96" style:font-name-asian="Microsoft YaHei" style:font-size-asian="14pt" style:font-name-complex="Mangal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0871e"/>
    </style:style>
    <style:style style:name="T21" style:family="text">
      <style:text-properties officeooo:rsid="06d20d25"/>
    </style:style>
    <style:style style:name="T22" style:family="text">
      <style:text-properties officeooo:rsid="06de098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75754096" text:id="ct275754096">
          <text:deletion>
            <office:change-info>
              <dc:creator>Unbekannter Autor</dc:creator>
              <dc:date>2017-11-13T22:24:28</dc:date>
            </office:change-info>
            <text:p text:style-name="P6"><text:span text:style-name="T2">2017.</text:span></text:p>
          </text:deletion>
        </text:changed-region>
        <text:changed-region xml:id="ct275753616" text:id="ct275753616">
          <text:deletion>
            <office:change-info>
              <dc:creator>Unbekannter Autor</dc:creator>
              <dc:date>2017-06-15T18:31:00</dc:date>
            </office:change-info>
            <text:p text:style-name="P6"><text:span text:style-name="T2">3</text:span></text:p>
          </text:deletion>
        </text:changed-region>
        <text:changed-region xml:id="ct275754816" text:id="ct275754816">
          <text:deletion>
            <office:change-info>
              <dc:creator>Unbekannter Autor</dc:creator>
              <dc:date>2017-11-13T22:24:28</dc:date>
            </office:change-info>
            <text:p text:style-name="P4"><text:span text:style-name="T3">2017.</text:span></text:p>
          </text:deletion>
        </text:changed-region>
        <text:changed-region xml:id="ct275754576" text:id="ct275754576">
          <text:deletion>
            <office:change-info>
              <dc:creator>Unbekannter Autor</dc:creator>
              <dc:date>2017-06-15T18:31:00</dc:date>
            </office:change-info>
            <text:p text:style-name="P4"><text:span text:style-name="T3">3</text:span></text:p>
          </text:deletion>
        </text:changed-region>
        <text:changed-region xml:id="ct275755056" text:id="ct275755056">
          <text:deletion>
            <office:change-info>
              <dc:creator>Unbekannter Autor</dc:creator>
              <dc:date>2017-06-11T21:15:00</dc:date>
            </office:change-info>
            <text:h text:style-name="P33" text:outline-level="1"/>
            <text:h text:style-name="P30" text:outline-level="1"/>
          </text:deletion>
        </text:changed-region>
        <text:changed-region xml:id="ct275758176" text:id="ct275758176">
          <text:deletion>
            <office:change-info>
              <dc:creator>Unbekannter Autor</dc:creator>
              <dc:date>2017-05-28T23:21:00</dc:date>
            </office:change-info>
            <text:h text:style-name="P32" text:outline-level="1">D</text:h>
          </text:deletion>
        </text:changed-region>
        <text:changed-region xml:id="ct275757936" text:id="ct275757936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31" text:outline-level="1"/>
          </text:deletion>
        </text:changed-region>
        <text:changed-region xml:id="ct275757696" text:id="ct275757696">
          <text:deletion>
            <office:change-info>
              <dc:creator>Unbekannter Autor</dc:creator>
              <dc:date>2017-05-28T23:20:00</dc:date>
            </office:change-info>
            <text:h text:style-name="P31" text:outline-level="1">request_logging ist nun in der cms-config Datei einstellbar. Es ist in den Voreinstellungen deaktiviert.</text:h>
            <text:p text:style-name="P52"><text:bookmark-start text:name="__RefHeading___Toc1673_302387322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"/></text:p>
          </text:deletion>
        </text:changed-region>
        <text:changed-region xml:id="ct275756496" text:id="ct275756496">
          <text:deletion>
            <office:change-info>
              <dc:creator>Unbekannter Autor</dc:creator>
              <dc:date>2017-04-18T21:57:00</dc:date>
            </office:change-info>
            <text:p text:style-name="P52"/>
            <text:h text:style-name="P31" text:outline-level="1"/>
          </text:deletion>
        </text:changed-region>
        <text:changed-region xml:id="ct275756736" text:id="ct275756736">
          <text:deletion>
            <office:change-info>
              <dc:creator>Unbekannter Autor</dc:creator>
              <dc:date>2017-05-28T23:20:00</dc:date>
            </office:change-info>
            <text:h text:style-name="P31" text:outline-level="1"/>
            <text:list xml:id="list3476997027" text:style-name="L1">
              <text:list-item>
                <text:p text:style-name="P41">Neues Standardtheme "impro17"</text:p>
              </text:list-item>
              <text:list-item>
                <text:p text:style-name="P41">Shortcut zum Leeren des Caches hinzugefügt</text:p>
              </text:list-item>
              <text:list-item>
                <text:p text:style-name="P42">ViewBag hinzugefügt</text:p>
              </text:list-item>
              <text:list-item>
                <text:p text:style-name="P42">Funktion Request::getVar() hinzugefügt</text:p>
              </text:list-item>
              <text:list-item>
                <text:p text:style-name="P41">Anzahl der gefundenen Datensätze wird nun angezeigt</text:p>
              </text:list-item>
              <text:list-item>
                <text:p text:style-name="P41">Content-Typen können nun auf entsprechende Model Klassen gemappt werden</text:p>
              </text:list-item>
              <text:list-item>
                <text:p text:style-name="P41">Man kann nun schon beim Anlegen eines Benutzers eine Gruppe wählen</text:p>
              </text:list-item>
              <text:list-item>
                <text:p text:style-name="P41">PHP_ICO auf Version 1.0.4 aktualisiert</text:p>
              </text:list-item>
              <text:list-item>
                <text:p text:style-name="P41">request_logging ist nun in der cms-config Datei einstellbar. Es ist in den Voreinstellungen deaktiviert.</text:p>
              </text:list-item>
              <text:list-item>
                <text:p text:style-name="P41">Link "Ein weiteres Paket installieren" hinzugefügt</text:p>
              </text:list-item>
              <text:list-item>
                <text:p text:style-name="P41">Themes können nun auch Sprachdateien haben</text:p>
              </text:list-item>
              <text:list-item>
                <text:p text:style-name="P41">Link "Anzeigen" unter "Seite Bearbeiten" hinzugefügt</text:p>
              </text:list-item>
              <text:list-item>
                <text:p text:style-name="P41">Funktionen zu Database Klasse hinzugefügt</text:p>
                <text:list>
                  <text:list-item>
                    <text:p text:style-name="P41">Database::fetchFirst()</text:p>
                  </text:list-item>
                  <text:list-item>
                    <text:p text:style-name="P41">Database::fetchFirstOrDefault()</text:p>
                  </text:list-item>
                  <text:list-item>
                    <text:p text:style-name="P41">Database::fetchSingle()</text:p>
                  </text:list-item>
                  <text:list-item>
                    <text:p text:style-name="P41">Database::fetchSingleOrDefault()</text:p>
                  </text:list-item>
                  <text:list-item>
                    <text:p text:style-name="P41">Database::any()</text:p>
                  </text:list-item>
                </text:list>
              </text:list-item>
              <text:list-item>
                <text:p text:style-name="P41">Globale Funktion find_all_folders() hinzugefügt</text:p>
              </text:list-item>
              <text:list-item>
                <text:p text:style-name="P41">Model-Klassen User, Group und UserManager hinzugefügt</text:p>
              </text:list-item>
              <text:list-item>
                <text:p text:style-name="P41">"Nachricht des Tages" je Sprache</text:p>
              </text:list-item>
              <text:list-item>
                <text:p text:style-name="P41">Einstellung "Zugriffsbeschränkungen für neue Inhalte" hinzugefügt</text:p>
              </text:list-item>
              <text:list-item>
                <text:p text:style-name="P41">Das Modul oneclick_upgrade ist nun vorinstalliert</text:p>
              </text:list-item>
              <text:list-item>
                <text:p text:style-name="P41">Installer löscht sich nun selbst am Ende der Installation</text:p>
              </text:list-item>
              <text:list-item>
                <text:p text:style-name="P41">jscolor aktualisiert (Version 2.0.4)</text:p>
              </text:list-item>
              <text:list-item>
                <text:p text:style-name="P43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321104267" text:style-name="L2">
              <text:list-item>
                <text:p text:style-name="P44">Passwort vergessen verschickt nun Links zum Setzen eines neuen Passworts, statt direkt ein neues Passwort zu vergeben</text:p>
              </text:list-item>
              <text:list-item>
                <text:p text:style-name="P44">Fehlermeldung auf 404er Fehlerseiten in der Funktion Template::getHeadline() behoben</text:p>
              </text:list-item>
              <text:list-item>
                <text:p text:style-name="P44">Funktionen zur Ausgabe der Metadaten einer Seite entsprechen nun dem Namensschema</text:p>
              </text:list-item>
              <text:list-item>
                <text:p text:style-name="P44">Menüpunkt "Update" wird wieder angezeigt, wenn die Datei "update.php" vorhanden ist</text:p>
              </text:list-item>
              <text:list-item>
                <text:p text:style-name="P44">Menüpunkte werden nur noch angezeigt, wenn darauf die Zugriffsrechte hat</text:p>
              </text:list-item>
              <text:list-item>
                <text:p text:style-name="P44">Doppelklick auf "Paket installieren" Button erzeugt nun keinen Fehler mehr</text:p>
              </text:list-item>
              <text:list-item>
                <text:p text:style-name="P44">article_date wird nun korrekt gespeichert</text:p>
              </text:list-item>
              <text:list-item>
                <text:p text:style-name="P44">Username ist jetzt Unique</text:p>
              </text:list-item>
              <text:list-item>
                <text:p text:style-name="P44">get_article_meta gibt nun article_date als Unix_Timestamp zurück</text:p>
              </text:list-item>
              <text:list-item>
                <text:p text:style-name="P44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537128536" text:style-name="L3">
              <text:list-item>
                <text:p text:style-name="P48">Funktion SecurityHelper::hash_password() entfernt</text:p>
              </text:list-item>
              <text:list-item>
                <text:p text:style-name="P48">fast_mode entfernt</text:p>
              </text:list-item>
            </text:list>
            <text:h text:style-name="P34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3">Das neue Standardtheme <text:span text:style-name="T4">impro17</text:span> ist eine Weiterentwicklung des Vorgängers <text:span text:style-name="T4">theme-2017</text:span>. <text:span text:style-name="T6">Das theme </text:span><text:span text:style-name="T5">impro17 </text:span><text:span text:style-name="T7">enthält die folgenden Features, die in theme-2017 noch nicht enthalten waren:</text:span></text:p>
            <text:list xml:id="list3821943858" text:style-name="L4">
              <text:list-item>
                <text:p text:style-name="P49">Template für den Inhaltstyp „Liste“, ähnlich einem Blogarchiv</text:p>
              </text:list-item>
              <text:list-item>
                <text:p text:style-name="P49">Eigene Templates für den Inhaltstyp „Artikel“</text:p>
              </text:list-item>
              <text:list-item>
                <text:p text:style-name="P49">Wenn das Modul „search“ oder „extended_search“ installiert und eingerichtet ist, wird ein globales Suchfeld angezeigt</text:p>
                <text:p text:style-name="P49"><draw:frame draw:style-name="fr2" draw:name="Rahmen1" text:anchor-type="paragraph" svg:width="8.229cm" draw:z-index="12"><draw:text-box fo:min-height="17.568cm"><text:p text:style-name="Illustration"><draw:frame draw:style-name="fr6" draw:name="Bild3" text:anchor-type="as-char" svg:width="6.1cm" style:rel-width="74%" svg:height="13.023cm" style:rel-height="scale" draw:z-index="13"><draw:image xlink:href="Pictures/10000000000001370000029879D02FA7480BAC9F.png" xlink:type="simple" xlink:show="embed" xlink:actuate="onLoad" loext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25" text:outline-level="2"/></draw:text-box></draw:frame></text:p>
              </text:list-item>
            </text:list>
            <text:h text:style-name="P26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47">Neben dem Menü-Icon befindet sich nun ein Icon zum leeren des Caches.</text:p>
            <text:p text:style-name="P47"><draw:frame draw:style-name="fr2" draw:name="Rahmen2" text:anchor-type="paragraph" svg:width="2.884cm" draw:z-index="14"><draw:text-box fo:min-height="1.429cm"><text:p text:style-name="Illustration"><draw:frame draw:style-name="fr6" draw:name="Bild4" text:anchor-type="as-char" svg:width="2.884cm" style:rel-width="100%" svg:height="1.429cm" style:rel-height="scale" draw:z-index="15"><draw:image xlink:href="Pictures/100000000000006D00000036F753FE8AD2597822.png" xlink:type="simple" xlink:show="embed" xlink:actuate="onLoad" loext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4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5">Die Funktion<text:line-break/><text:span text:style-name="T4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4">Es wird nun die Anzahl der gefundenen Datensätze angezeigt.</text:p>
            <text:h text:style-name="P29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6">Man kann nun in der metadata.json Datei eines Moduls den Inhaltstypen (type wie in der Datenbank) eine Model PHP-Klasse zuweisen.</text:p>
            <text:p text:style-name="P57">Beispielcode:</text:p>
            <text:p text:style-name="P56">{</text:p>
            <text:p text:style-name="P56"><text:s text:c="3"/>„type_classes“ : {</text:p>
            <text:p text:style-name="P56"><text:s text:c="9"/>„article“ : „CustomArticle“,</text:p>
            <text:p text:style-name="P56"><text:s text:c="9"/>„my“ : „MyContentType“,</text:p>
            <text:p text:style-name="P56"><text:s text:c="9"/>„other“ : „OtherContentType“</text:p>
            <text:p text:style-name="P56"><text:s text:c="3"/>}</text:p>
            <text:p text:style-name="P56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40"><draw:frame draw:style-name="fr2" draw:name="Rahmen3" text:anchor-type="paragraph" svg:width="9.509cm" draw:z-index="16"><draw:text-box fo:min-height="11.097cm"><text:p text:style-name="Illustration"><draw:frame draw:style-name="fr6" draw:name="Bild5" text:anchor-type="as-char" svg:width="8.557cm" style:rel-width="90%" svg:height="9.985cm" style:rel-height="scale" draw:z-index="17"><draw:image xlink:href="Pictures/1000020100000203000002596FEBA064644C9AD9.png" xlink:type="simple" xlink:show="embed" xlink:actuate="onLoad" loext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8">PHP_ICO ist eine PHP Klasse, zur Generierung von Favicon Icons. PHP_ICO wurde auf Version 1.0.4 aktualisiert. Damit funktioniert die Funktion „Neues Favicon hochladen“ nun auch mit PHP 7.</text:p>
            <text:p text:style-name="P5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4" draw:name="Bild1" text:anchor-type="paragraph" svg:width="17cm" svg:height="3.507cm" draw:z-index="9"><draw:image xlink:href="Pictures/10000201000002D700000096977E1755E72C248B.png" xlink:type="simple" xlink:show="embed" xlink:actuate="onLoad" loext:mime-type="image/png"/></draw:frame></text:p>
      <text:p text:style-name="P16"/>
      <text:p text:style-name="P15"/>
      <text:p text:style-name="P6">Neue Features in UliCMS <text:change text:change-id="ct275754096"/><text:change text:change-id="ct275753616"/><text:span text:style-name="T17">20</text:span><text:span text:style-name="T18">20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/>
      <text:p text:style-name="P14"/>
      <text:p text:style-name="P17"><draw:frame draw:style-name="fr5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4"><text:a xlink:type="simple" xlink:href="#__RefHeading___Toc467_918909501" text:style-name="Index_20_Link" text:visited-style-name="Index_20_Link">Über dieses Dokument<text:tab/>1</text:a></text:p>
          <text:p text:style-name="P23"><text:a xlink:type="simple" xlink:href="#__RefHeading___Toc481_1318882124" text:style-name="Index_20_Link" text:visited-style-name="Index_20_Link">Zielgruppe<text:tab/>1</text:a></text:p>
          <text:p text:style-name="P23"><text:a xlink:type="simple" xlink:href="#__RefHeading___Toc1281_2918433609" text:style-name="Index_20_Link" text:visited-style-name="Index_20_Link">Was ist UliCMS?<text:tab/>1</text:a></text:p>
          <text:p text:style-name="P24"><text:a xlink:type="simple" xlink:href="#__RefHeading___Toc1406_2376400726" text:style-name="Index_20_Link" text:visited-style-name="Index_20_Link">Detaillierte Beschreibung der neuen Features<text:tab/>3</text:a></text:p>
          <text:p text:style-name="P24"><text:a xlink:type="simple" xlink:href="#__RefHeading___Toc3214_778543409" text:style-name="Index_20_Link" text:visited-style-name="Index_20_Link">Durchführung der Installation<text:tab/>4</text:a></text:p>
          <text:p text:style-name="P24"><text:a xlink:type="simple" xlink:href="#__RefHeading___Toc3466_778543409" text:style-name="Index_20_Link" text:visited-style-name="Index_20_Link">Durchführung des Upgrades<text:tab/>5</text:a></text:p>
          <text:p text:style-name="P23"><text:a xlink:type="simple" xlink:href="#__RefHeading___Toc1507_3645190176" text:style-name="Index_20_Link" text:visited-style-name="Index_20_Link">Upgrade mit oneclick_upgrade<text:tab/>5</text:a></text:p>
          <text:p text:style-name="P23"><text:a xlink:type="simple" xlink:href="#__RefHeading___Toc1509_3645190176" text:style-name="Index_20_Link" text:visited-style-name="Index_20_Link">Upgrade manuell<text:tab/>6</text:a></text:p>
          <text:p text:style-name="P24"><text:a xlink:type="simple" xlink:href="#__RefHeading___Toc734_1061336504" text:style-name="Index_20_Link" text:visited-style-name="Index_20_Link">Benötigen Sie Hilfe?<text:tab/>7</text:a></text:p>
          <text:p text:style-name="P24"><text:a xlink:type="simple" xlink:href="#__RefHeading___Toc978_1474200080" text:style-name="Index_20_Link" text:visited-style-name="Index_20_Link">Abbildungsverzeichnis<text:tab/>7</text:a></text:p>
        </text:index-body>
      </text:table-of-content>
      <text:p text:style-name="Standard"/>
      <text:h text:style-name="P37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75754816"/><text:change text:change-id="ct275754576"/><text:span text:style-name="T3">2020.1.</text:span></text:p>
      <text:h text:style-name="P27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28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7"><text:bookmark-start text:name="__RefHeading___Toc901_364092656"/>UliCMS ermöglicht die Erstellung und Verwaltung von kleinen und mittelgroßen Websites.<text:bookmark-end text:name="__RefHeading___Toc901_364092656"/></text:p>
      <text:h text:style-name="P33" text:outline-level="1"><text:bookmark-start text:name="__RefHeading___Toc3344_1558993862"/><text:change text:change-id="ct275755056"/>Zusammenfassung der Änderungen<text:bookmark-end text:name="__RefHeading___Toc3344_1558993862"/></text:h>
      <text:p text:style-name="Standard">[...]</text:p>
      <text:h text:style-name="P35" text:outline-level="1"><text:bookmark-start text:name="__RefHeading___Toc1406_2376400726"/>Detaillierte Beschreibung der neuen Features<text:bookmark-end text:name="__RefHeading___Toc1406_2376400726"/></text:h>
      <text:p text:style-name="Standard">[...]</text:p>
      <text:h text:style-name="P32" text:outline-level="1"><text:bookmark-start text:name="__RefHeading___Toc3214_778543409"/>Durchführung der Installation<text:bookmark-end text:name="__RefHeading___Toc3214_778543409"/><text:change text:change-id="ct275758176"/><text:change text:change-id="ct275757936"/><text:change text:change-id="ct275757696"/><text:change text:change-id="ct275756496"/><text:change text:change-id="ct275756736"/></text:h>
      <text:list xml:id="list2598933134" text:style-name="L13">
        <text:list-item>
          <text:p text:style-name="P50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45">Wenn Sie UliCMS in de<text:span text:style-name="T16">m</text:span> Hauptordner hochgeladen haben, rufen Sie [www.ihredomain.de]/installer im Browser auf.</text:p>
        </text:list-item>
        <text:list-item>
          <text:p text:style-name="P45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45">Folgen Sie den Anweisungen des Installationsassistenten.</text:p>
        </text:list-item>
        <text:list-item>
          <text:p text:style-name="P46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32" text:outline-level="1"><text:bookmark-start text:name="__RefHeading___Toc3466_778543409"/>Durchführung des Upgrades<text:bookmark-end text:name="__RefHeading___Toc3466_778543409"/></text:h>
      <text:p text:style-name="P5">Ein Upgrade auf UliCMS 2019.4 ist nur von UliCMS 2019.3 <text:span text:style-name="T22">oder 2019.4.x</text:span> möglich.<text:line-break/>Wenn Sie eine ältere UliCMS Version benutzen, befolgen Sie bitte die Anweisungen zum Upgrade auf UliCMS 2019.4, bevor Sie das Upgrade auf 2019.4 durchführen.</text:p>
      <text:p text:style-name="P18"/>
      <text:p text:style-name="P18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18"/>
      <text:p text:style-name="P20">Wichtiger Hinweis:</text:p>
      <text:p text:style-name="P19">Erstellen Sie erst ein Backup von Datenbank und Dateien <text:span text:style-name="T4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0">oneclick_upgrade ist ein Modul für UliCMS welches Ihnen ermöglicht ein Upgrade auf die neueste Version von UliCMS durchzuführen.</text:p>
      <text:p text:style-name="P13"><text:span text:style-name="T21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1">https://extend.ulicms.de/oneclick_upgrade.html</text:span></text:a></text:p>
      <text:h text:style-name="P29" text:outline-level="2"><text:bookmark-start text:name="__RefHeading___Toc1509_3645190176"/>Upgrade manuell<text:bookmark-end text:name="__RefHeading___Toc1509_3645190176"/></text:h>
      <text:p text:style-name="P11">Folgende <text:span text:style-name="T20">Anleitung erklärt</text:span>, wie Sie manuell ein Upgrade auf UliCMS 2019.4 durchführen können. Um das Upgrade durchzuführen benötigen Sie einen FTP-Zugriff oder eine andere Möglichkeit, Dateien auf ihren Webserver kopieren zu können.</text:p>
      <text:list xml:id="list3053841550" text:style-name="L14">
        <text:list-item>
          <text:p text:style-name="P51">Laden Sie das Upgrade-Paket für UliCMS 2019.4 herunter und entpacken Sie die zip Datei</text:p>
        </text:list-item>
        <text:list-item>
          <text:p text:style-name="P51">Kopieren Sie den Inhalt des Ordners „ulicms“ und laden Sie diese auf ihren Webserver hoch.<text:line-break/>Ersetzen Sie hierbei alle vorhandenen Dateien.</text:p>
        </text:list-item>
        <text:list-item>
          <text:p text:style-name="P51">Setzen Sie die Berechtigungen von allen hochgeladenen Dateien und Ordnern auf 0755</text:p>
          <text:p text:style-name="P51"><draw:frame draw:style-name="fr1" draw:name="Rahmen11" text:anchor-type="paragraph" svg:x="1.252cm" svg:y="0cm" svg:width="8.387cm" draw:z-index="10"><draw:text-box fo:min-height="9.975cm"><text:p text:style-name="Illustration"><draw:frame draw:style-name="fr6" draw:name="Bild14" text:anchor-type="as-char" svg:width="8.387cm" style:rel-width="100%" svg:height="9.975cm" style:rel-height="scale" draw:z-index="11"><draw:image xlink:href="Pictures/100000000000013D000001793E6B8EFC6D32E201.png" xlink:type="simple" xlink:show="embed" xlink:actuate="onLoad" loext:mime-type="image/png"/></draw:frame><text:span text:style-name="T19"><text:line-break/></text:span>Abbildung <text:sequence text:ref-name="refIllustration10" text:name="Illustration" text:formula="ooow:Illustration+1" style:num-format="1">1</text:sequence>: Dateiberechtigungen setzen</text:p></draw:text-box></draw:frame></text:p>
        </text:list-item>
        <text:list-item>
          <text:p text:style-name="P51">Rufen Sie das Script update.php im Browser auf.<text:line-break/>http://[ihre-domain]/update.php</text:p>
        </text:list-item>
      </text:list>
      <text:p text:style-name="P12"/>
      <text:h text:style-name="P36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2">Instgram unter </text:span><text:a xlink:type="simple" xlink:href="https://www.instagram.com/ulicms/" text:style-name="Internet_20_link" text:visited-style-name="Visited_20_Internet_20_Link">https://www.instagram.com/ulicms/</text:a> <text:s/><text:span text:style-name="T22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39"><text:a xlink:type="simple" xlink:href="#Abbildung!10|sequence" text:style-name="Index_20_Link" text:visited-style-name="Index_20_Link"><text:s/>Abbildung 1: Dateiberechtigungen setzen<text:tab/>6</text:a></text:p>
        </text:index-body>
      </text:illustration-index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8"><draw:image xlink:href="Pictures/10000201000002D700000096977E1755E72C248B.png" xlink:type="simple" xlink:show="embed" xlink:actuate="onLoad" loext:mime-type="image/png"/></draw:frame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12-17T18:59:33.681999812">17.12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0H27M58S</meta:editing-duration>
    <meta:editing-cycles>1572</meta:editing-cycles>
    <meta:generator>LibreOffice/6.2.8.2$Windows_X86_64 LibreOffice_project/f82ddfca21ebc1e222a662a32b25c0c9d20169ee</meta:generator>
    <dc:date>2019-12-17T18:59:33.198000000</dc:date>
    <meta:document-statistic meta:table-count="0" meta:image-count="8" meta:object-count="0" meta:page-count="9" meta:paragraph-count="54" meta:word-count="446" meta:character-count="3408" meta:non-whitespace-character-count="3017"/>
  </office:meta>
</office:document-meta>
</file>